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a9f2" officeooo:paragraph-rsid="001ba9f2"/>
    </style:style>
    <style:style style:name="P2" style:family="paragraph" style:parent-style-name="Standard">
      <style:text-properties officeooo:rsid="001c041d" officeooo:paragraph-rsid="001c041d"/>
    </style:style>
    <style:style style:name="P3" style:family="paragraph" style:parent-style-name="Standard">
      <style:text-properties officeooo:rsid="001c2b3e" officeooo:paragraph-rsid="001c2b3e"/>
    </style:style>
    <style:style style:name="P4" style:family="paragraph" style:parent-style-name="Standard">
      <style:text-properties officeooo:rsid="001cecd5" officeooo:paragraph-rsid="001cecd5"/>
    </style:style>
    <style:style style:name="P5" style:family="paragraph" style:parent-style-name="Standard">
      <style:text-properties officeooo:rsid="001d4c53" officeooo:paragraph-rsid="001d4c53"/>
    </style:style>
    <style:style style:name="P6" style:family="paragraph" style:parent-style-name="Standard">
      <style:text-properties officeooo:rsid="001f3200" officeooo:paragraph-rsid="001f3200"/>
    </style:style>
    <style:style style:name="P7" style:family="paragraph" style:parent-style-name="Standard">
      <style:text-properties officeooo:rsid="0020ecad" officeooo:paragraph-rsid="0020ec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гресс в биологии связан с прогрессом в технике: микроскоп, электронный микроскоп.</text:p>
      <text:p text:style-name="P1">Сейчас научились дешево определять последовательности нуклеиновых кислот. Мы можем сравнивать полные геномы и восстанавливать эволюционные соотношения.</text:p>
      <text:p text:style-name="P1">Можно смотреть, как днк расположена в ядре, как она нанизана на белки, как взаимодействует с нми.</text:p>
      <text:p text:style-name="P1">Очень много разных вопросов, которые можно изучать. </text:p>
      <text:p text:style-name="P1">Днк сама с собой ничего сделать не может. </text:p>
      <text:p text:style-name="P1">Мы долго думали, чо днк – строка символов.</text:p>
      <text:p text:style-name="P1">А еще есть помимо этого кое-что. Разная недискретная неодномерная информация – про плотность и конфигурация упаковки.</text:p>
      <text:p text:style-name="P1">Инфузория может делать все что хочет, а ктетки могоклеточных проще. При этом многоклеточный организм сложнее одноклеточного.</text:p>
      <text:p text:style-name="P2">ВО всех клетках геномы примерно одинаковы. Но в разных клетках работают разные гены.</text:p>
      <text:p text:style-name="P2">Где хромосома рыхлая, там гены активнее.</text:p>
      <text:p text:style-name="P2">Дифференциация клеток при развитии эмбриона зависит от некоторого градиента белков.</text:p>
      <text:p text:style-name="P2">Есть амебы, которые умеют превращаться в грибочек. Верхняя часть грибочка превращается в споры и разлетается по ветру.</text:p>
      <text:p text:style-name="P3">Бывают разные мутации. Очень вредные или полностью нейтральные.</text:p>
      <text:p text:style-name="P3">Там где плотность различий между геномами высокая, место не очень важно. Если изменний мало, то место важно.</text:p>
      <text:p text:style-name="P3">Гены менее важны – следовательно, они быстрее эволюционируют.</text:p>
      <text:p text:style-name="P3">Между генами есть неменяющиеся регуляторные участки.</text:p>
      <text:p text:style-name="P3">Есть несколько сотен генов, которые встречаются у очень большого количества разных бактерий. И мы не знаем, зачем они.</text:p>
      <text:p text:style-name="P3">Горизонтальный перенос у бактерий __бывает__.</text:p>
      <text:p text:style-name="P4">Стрептококки умеют забирать обломки днк из среды и встраивать его себе.</text:p>
      <text:p text:style-name="P4">На них было показано, что днк – носитель наследственной информации.</text:p>
      <text:p text:style-name="P5">Бывает, что включаются механизмы экспериментирования над собственным геномом.</text:p>
      <text:p text:style-name="P5">Зайцу надо бегать не быстрее волка,а быстрее другого зайца.</text:p>
      <text:p text:style-name="P5">У бактерицй постоянно идет отбор на компактность генома.</text:p>
      <text:p text:style-name="P5">Гены очень долго не исчезают из популяции, пускай доля в популяции может и снижаться. Если 20 лет не давать никому антибиотик, а потом начать давать, то бактерии снова быстро станут устойчивыми.</text:p>
      <text:p text:style-name="P6">Многоклеточность возникала много раз!</text:p>
      <text:p text:style-name="P6">Отдельно у зеленых растений, у грибов, у животных, у бурых водорослей.</text:p>
      <text:p text:style-name="P6">У бактерий тяжело с филогенетическим деревом. Елсли строить его по разным белкам, то оно будет разным. Однако, если усреднять, то какая-то структуры \а выделяется.</text:p>
      <text:p text:style-name="P6">Может быть, жизнь возникала несколькораз. Как только возникла достаточно развитая, то еще жизнь возникнуть не может, потому чо ее съедят.</text:p>
      <text:p text:style-name="P6">Эволюция глаза достаточно хорошо прослеживается.</text:p>
      <text:p text:style-name="P6">Умножение очень большого числа на очень маленькое непредсказуемо.</text:p>
      <text:p text:style-name="P6">Представлять возникновение жизни тяжело.</text:p>
      <text:p text:style-name="P6">Бделлоидные коловратки?</text:p>
      <text:p text:style-name="P7">Половое размножение нужно для эффективной очистки от вредных мутаций и распространения полезных мутаций. У коловраток есть какие-то аналогичные механизмы.</text:p>
      <text:p text:style-name="P7"/>
      <text:p text:style-name="P7">https://youtu.be/KUHREmpICX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5:40:51.949957713</meta:creation-date>
    <dc:date>2020-09-15T17:10:41.482188207</dc:date>
    <meta:editing-duration>PT18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377" meta:character-count="2770" meta:non-whitespace-character-count="2421"/>
  </office:meta>
</office:document-meta>
</file>